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47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able-cell-properties style:diagonal-bl-tr="none" style:diagonal-tl-br="none" fo:border="none"/>
      <style:text-properties style:font-name="Tahoma" fo:font-size="8pt" style:font-size-asian="8pt" style:font-size-complex="8pt"/>
    </style:style>
    <style:style style:name="ce6" style:family="table-cell" style:parent-style-name="Default">
      <style:text-properties style:font-name="Tahoma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10pt" fo:language="pt" fo:country="BR" fo:font-style="italic" fo:font-weight="normal" style:font-name-asian="Times New Roman" style:language-asian="zxx" style:country-asian="none" style:font-name-complex="Tahoma" style:font-size-complex="5.69999980926514pt" style:font-style-complex="italic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Usabilidade&quot;;&quot;Confiabilidade&quot;;&quot;Desempenho&quot;;&quot;Ambiente Operacional&quot;;&quot;Segurança e Controle de Acesso&quot;;&quot;Outras Categorias&quot;)" table:allow-empty-cell="true" table:display-list="unsorted" table:base-cell-address="Plan1.B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5" table:number-rows-spanned="1">
            <text:p>Food DeliveryWeb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Atributos da Especificação Suplementar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RELEVÂNCIA</text:p>
          </table:table-cell>
          <table:table-cell table:style-name="ce3" office:value-type="string">
            <text:p>DIFICULDADE</text:p>
          </table:table-cell>
          <table:table-cell table:style-name="ce3" office:value-type="string">
            <text:p>EST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1 - O sistema web deve ser compatível com as normas do W3C para XHTML 1.0 <text:s/>transitional.</text:p>
          </table:table-cell>
          <table:table-cell table:style-name="ce7" table:content-validation-name="val1" office:value-type="string">
            <text:p>Usabilidade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2 - Será necessário a realização de um treinamento com duração de 16 horas, <text:s/>para o administrador do sistema. </text:p>
          </table:table-cell>
          <table:table-cell table:style-name="ce7" table:content-validation-name="val1" office:value-type="string">
            <text:p>Usabilidade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3 - O sistema deverá estar disponível 24h por dia durante os 7 dias da semana.</text:p>
          </table:table-cell>
          <table:table-cell table:style-name="ce7" table:content-validation-name="val1" office:value-type="string">
            <text:p>Confiabilidade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4 - Será tolerado um tempo máximo de 7h por semana sem a aplicação no ar.</text:p>
          </table:table-cell>
          <table:table-cell table:style-name="ce7" table:content-validation-name="val1" office:value-type="string">
            <text:p>Confiabilidade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5 - Os backups do sistema serão diários (retidos por 60 dias) e mensais (retidos por 120 dias). Os backups deverão ser realizados sem que haja a necessidade de deixar o sistema fora do ar.</text:p>
          </table:table-cell>
          <table:table-cell table:style-name="ce7" table:content-validation-name="val1" office:value-type="string">
            <text:p>Confiabilidade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6 - O sistema deverá suportar inicialmente 10 usuários simultâneos realizando <text:s/>pedidos e a capacidade de 200 pedidos por hora.</text:p>
          </table:table-cell>
          <table:table-cell table:style-name="ce7" table:content-validation-name="val1" office:value-type="string">
            <text:p>Desempenho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7 - O sistema não deve demorar mais do que 45 segundos para atualizar o <text:s/>quadro de pedidos.</text:p>
          </table:table-cell>
          <table:table-cell table:style-name="ce7" table:content-validation-name="val1" office:value-type="string">
            <text:p>Desempenho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8 - Plataforma WEB.</text:p>
          </table:table-cell>
          <table:table-cell table:style-name="ce7" table:content-validation-name="val1" office:value-type="string">
            <text:p>Ambiente Operacional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9 - Linguagem Java.</text:p>
          </table:table-cell>
          <table:table-cell table:style-name="ce7" table:content-validation-name="val1" office:value-type="string">
            <text:p>Ambiente Operacional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10 - Independência de sistema operacional.</text:p>
          </table:table-cell>
          <table:table-cell table:style-name="ce7" table:content-validation-name="val1" office:value-type="string">
            <text:p>Ambiente Operacional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11 - Browser compatível com as normas W3C.</text:p>
          </table:table-cell>
          <table:table-cell table:style-name="ce7" table:content-validation-name="val1" office:value-type="string">
            <text:p>Ambiente Operacional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12 - Sistema Gerenciador de Banco de Dados MySQL. </text:p>
          </table:table-cell>
          <table:table-cell table:style-name="ce7" table:content-validation-name="val1" office:value-type="string">
            <text:p>Ambiente Operacional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13 - O controle de acesso dos usuários será realizado através do <text:span text:style-name="T1">Middleware</text:span> MACA.</text:p>
          </table:table-cell>
          <table:table-cell table:style-name="ce7" table:content-validation-name="val1" office:value-type="string">
            <text:p>Segurança e Controle de Acesso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UPP14 - O sistema deverá guardar cópias de segurança diariamente.</text:p>
          </table:table-cell>
          <table:table-cell table:style-name="ce7" table:content-validation-name="val1" office:value-type="string">
            <text:p>Segurança e Controle de Acesso</text:p>
          </table:table-cell>
          <table:table-cell table:style-name="ce7" table:content-validation-name="val2" office:value-type="string">
            <text:p>Alta</text:p>
          </table:table-cell>
          <table:table-cell table:style-name="ce7" table:content-validation-name="val2" office:value-type="string">
            <text:p>Média</text:p>
          </table:table-cell>
          <table:table-cell table:style-name="ce7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ce7" table:content-validation-name="val1"/>
          <table:table-cell table:style-name="ce7" table:content-validation-name="val2" table:number-columns-repeated="2"/>
          <table:table-cell table:style-name="ce7" table:content-validation-name="val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style-name="Default"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6"/>
          <table:table-cell table:number-columns-repeated="1018"/>
        </table:table-row>
        <table:table-row table:style-name="ro2" table:number-rows-repeated="3">
          <table:table-cell table:style-name="Default"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6"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6"/>
          <table:table-cell table:number-columns-repeated="1018"/>
        </table:table-row>
        <table:table-row table:style-name="ro2" table:number-rows-repeated="5">
          <table:table-cell table:style-name="Default"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style-name="ce5" table:number-columns-repeated="6"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H$1: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/10/2009</text:date>, <text:time>14:5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4T14:57:49.93</dc:date>
    <meta:generator>BrOffice.org/3.1$Win32 OpenOffice.org_project/310m11$Build-9399</meta:generator>
    <meta:editing-duration>PT01H52M34S</meta:editing-duration>
    <meta:editing-cycles>15</meta:editing-cycles>
    <meta:document-statistic meta:table-count="3" meta:cell-count="77" meta:object-count="0"/>
  </office:meta>
</office:document-meta>
</file>